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9000003FE299779A9.png" manifest:media-type="image/png"/>
  <manifest:file-entry manifest:full-path="Pictures/1000000100000B49000007B87F74C4A1.png" manifest:media-type="image/png"/>
  <manifest:file-entry manifest:full-path="Pictures/100000010000061A0000045B15CC88F0.png" manifest:media-type="image/png"/>
  <manifest:file-entry manifest:full-path="Pictures/10000001000007440000051D92B148AF.png" manifest:media-type="image/png"/>
  <manifest:file-entry manifest:full-path="Pictures/10000001000006210000044EF5F19D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3.6555in" svg:y="2.4535in" svg:width="3.5909in" svg:height="2.1016in" draw:z-index="0"><draw:image xlink:href="Pictures/10000001000006210000044EF5F19D90.png" xlink:type="simple" xlink:show="embed" xlink:actuate="onLoad" draw:mime-type="image/png"/></draw:frame><draw:frame draw:style-name="fr1" draw:name="Image3" text:anchor-type="char" svg:x="-0.1465in" svg:y="-0.3689in" svg:width="3.5472in" svg:height="2.4957in" draw:z-index="1"><draw:image xlink:href="Pictures/10000001000007440000051D92B148AF.png" xlink:type="simple" xlink:show="embed" xlink:actuate="onLoad" draw:mime-type="image/png"/></draw:frame><draw:frame draw:style-name="fr1" draw:name="Image4" text:anchor-type="char" svg:x="0.0783in" svg:y="2.2291in" svg:width="3.3571in" svg:height="2.3957in" draw:z-index="2"><draw:image xlink:href="Pictures/100000010000061A0000045B15CC88F0.png" xlink:type="simple" xlink:show="embed" xlink:actuate="onLoad" draw:mime-type="image/png"/></draw:frame><draw:frame draw:style-name="fr1" draw:name="Image5" text:anchor-type="char" svg:x="-0.1752in" svg:y="4.8134in" svg:width="3.7661in" svg:height="2.5756in" draw:z-index="3"><draw:image xlink:href="Pictures/1000000100000B49000007B87F74C4A1.png" xlink:type="simple" xlink:show="embed" xlink:actuate="onLoad" draw:mime-type="image/png"/></draw:frame><draw:frame draw:style-name="fr1" draw:name="Image2" text:anchor-type="char" svg:x="3.3366in" svg:y="-0.2256in" svg:width="3.8819in" svg:height="2.4902in" draw:z-index="4"><draw:image xlink:href="Pictures/1000000100000639000003FE299779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09:14:58.946953855</meta:creation-date>
    <dc:date>2025-08-07T13:00:21.139526665</dc:date>
    <meta:editing-duration>PT3H22M20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